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text-properties officeooo:paragraph-rsid="0015f1ab"/>
    </style:style>
    <style:style style:name="P3" style:family="paragraph" style:parent-style-name="Text_20_body" style:list-style-name="L2">
      <style:text-properties officeooo:paragraph-rsid="0015f1ab"/>
    </style:style>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text-properties officeooo:paragraph-rsid="001a0336"/>
    </style:style>
    <style:style style:name="P7" style:family="paragraph" style:parent-style-name="Text_20_body" style:list-style-name="L6"/>
    <style:style style:name="P8" style:family="paragraph" style:parent-style-name="Text_20_body" style:list-style-name="L7">
      <style:text-properties officeooo:paragraph-rsid="001a843e"/>
    </style:style>
    <style:style style:name="P9" style:family="paragraph" style:parent-style-name="Text_20_body">
      <style:text-properties officeooo:paragraph-rsid="001a843e"/>
    </style:style>
    <style:style style:name="P10" style:family="paragraph" style:parent-style-name="Text_20_body" style:list-style-name="L8">
      <style:text-properties officeooo:paragraph-rsid="001a843e"/>
    </style:style>
    <style:style style:name="P11" style:family="paragraph" style:parent-style-name="Text_20_body" style:list-style-name="L9">
      <style:text-properties officeooo:paragraph-rsid="001a843e"/>
    </style:style>
    <style:style style:name="P12" style:family="paragraph" style:parent-style-name="Text_20_body" style:list-style-name="L10"/>
    <style:style style:name="T1" style:family="text">
      <style:text-properties officeooo:rsid="001a843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4" text:outline-level="4">Detecting Selected Network Covert Channels Using Machine Learning </text:h>
      <text:p text:style-name="Text_20_body"/>
      <text:p text:style-name="Text_20_body">Network covert channels break a computer’s se curity policy to establish a stealthy communication. They are a threat being increasingly used by malicious software. Most previous studies on detecting network covert channels using Ma chine Learning (ML) were tested with a dataset that was created using one single covert channel tool and also are ineffective at classifying covert channels into patterns. </text:p>
      <text:p text:style-name="Text_20_body"/>
      <text:p text:style-name="Text_20_body">selected ML methods are applied to detect popular network covert channels </text:p>
      <text:p text:style-name="Text_20_body"/>
      <text:p text:style-name="Text_20_body">A dataset was created from nine standard covert channel tools and the covert channels are then accordingly classified into patterns and labelled. </text:p>
      <text:p text:style-name="Text_20_body"/>
      <text:p text:style-name="Text_20_body">The tested ML algorithms are Support Vector Machines (SVM), k-Nearest Neighbors (k-NN) and Deep Neural Networks (DNN). </text:p>
      <text:p text:style-name="Text_20_body"/>
      <text:p text:style-name="Text_20_body">Network steganography, Information hiding, Active warden, Data leakage protection. </text:p>
      <text:p text:style-name="Text_20_body"/>
      <text:p text:style-name="Text_20_body">In these situations, where information is either infiltrated or exfiltrated using techniques that are not supposed to be authorized by computer policy, security controls can become ineffective. </text:p>
      <text:p text:style-name="Text_20_body"/>
      <text:p text:style-name="Text_20_body">In computer security, these techniques are called covert channels [9]. They are considered as threats and defined as communication channel[s] that can be exploited by a process to transfer information in a manner that violates system security policy [5], [21]. </text:p>
      <text:p text:style-name="Text_20_body"/>
      <text:p text:style-name="Text_20_body">Covert channels can be used maliciously to transfer data from one subject to another [15] and are commonly classified into storage, timing and hybrid channels [56]. </text:p>
      <text:p text:style-name="Text_20_body"/>
      <text:p text:style-name="Text_20_body">Storage covert channels use a storage carrier to encode covert data [21]. Timing covert channels employ modulation on the shared resources by the sender, which impacts the response time observed by the receiver. Hybrid channels on the other hand refer to covert channels that use both timing and storage. </text:p>
      <text:p text:style-name="Text_20_body"/>
      <text:p text:style-name="Text_20_body">Scrubbers and normal izers eliminate any ambiguities identified in the traffic [46]. The detection of a Network Covert Channel (NCC) is the primary objective of the warden. </text:p>
      <text:p text:style-name="Text_20_body"/>
      <text:p text:style-name="Text_20_body"><text:soft-page-break/>A warden is a single node in a network that intends to unveil, limit or eliminate any hidden communication [43]. </text:p>
      <text:p text:style-name="Text_20_body"/>
      <text:p text:style-name="Text_20_body">To achieve these objectives, this warden network typically employs one of four types of approaches: passive, active, proactive or reactive [56], [44]. </text:p>
      <text:p text:style-name="Text_20_body"/>
      <text:p text:style-name="Text_20_body">The passive approach relies on the monitoring of network traffic, yet the active approach influences the traffic through many ways to delete ambiguous data from TCP/IP [7] header fields. The proactive approach deliberately add crafted covert packets to figure whether any hidden communication is occurring. When the warden takes an action by only targeting covert communication, it is called reactive. </text:p>
      <text:p text:style-name="Text_20_body"/>
      <text:p text:style-name="Text_20_body">The fundamental deficiencies on the existent wardens are two. </text:p>
      <text:list text:style-name="L1">
        <text:list-item>
          <text:p text:style-name="P1">the need of human intervention to insert rules that are capable of identifying ambiguities on the network traffic. </text:p>
        </text:list-item>
        <text:list-item>
          <text:p text:style-name="P1">the warden is limited in the sense that it can only detect threats that are already known. </text:p>
        </text:list-item>
      </text:list>
      <text:p text:style-name="Text_20_body"/>
      <text:p text:style-name="Text_20_body">A Network Anomaly Detection System (NADS) circumvents the men tioned deficiencies by encountering unusual patterns in the net work traffic that are non-compliant with expected normal behavior. </text:p>
      <text:p text:style-name="Text_20_body"/>
      <text:p text:style-name="P2">Currently, the anomalies can fall into three groups: </text:p>
      <text:list text:style-name="L2">
        <text:list-item>
          <text:p text:style-name="P3">collective, </text:p>
        </text:list-item>
        <text:list-item>
          <text:p text:style-name="P3">contextual </text:p>
        </text:list-item>
        <text:list-item>
          <text:p text:style-name="P3">point. </text:p>
        </text:list-item>
      </text:list>
      <text:p text:style-name="Text_20_body">Point anomalies refer to any deviation of particular data from a normal pattern of a dataset. When anomalies occur in a particular context, they are designated as a contextual group. Collective anomalies are the correlation of similar anomalies within an entire dataset [54], [36]. </text:p>
      <text:p text:style-name="Text_20_body"/>
      <text:p text:style-name="Text_20_body">The primary contributions of this paper are:</text:p>
      <text:list text:style-name="L3">
        <text:list-item>
          <text:p text:style-name="P4">analyzing eleven popular NCC tools and classifying them accordingly into patterns [28] </text:p>
        </text:list-item>
        <text:list-item>
          <text:p text:style-name="P4">designing a proof of concept for the detection and classification of NCCs using three different ML algorithms; </text:p>
        </text:list-item>
        <text:list-item>
          <text:p text:style-name="P4">comparative evaluation of the used ML algorithms; </text:p>
        </text:list-item>
        <text:list-item>
          <text:p text:style-name="P4">identification and discussion of the results and indicating possible future research directions. </text:p>
        </text:list-item>
      </text:list>
      <text:p text:style-name="Text_20_body"><text:soft-page-break/></text:p>
      <text:p text:style-name="Text_20_body">II. FUNDAMENTALS &amp; RELATED WORK</text:p>
      <text:p text:style-name="Text_20_body">The traditional approach on detecting NCCs relies on the manual definition of signatures </text:p>
      <text:p text:style-name="Text_20_body"/>
      <text:p text:style-name="Text_20_body">This approach often fails to detect novel threats. To circumvent this problem ML is widely used </text:p>
      <text:p text:style-name="Text_20_body"/>
      <text:p text:style-name="Text_20_body">ML aims at making computer systems adapt their actions so that these actions get more accurate [58] </text:p>
      <text:p text:style-name="Text_20_body"/>
      <text:p text:style-name="Text_20_body">ML techniques are generally grouped into two categories: supervised and unsupervised. The supervised category learns from a set of labelled data and encodes that learning into a model to predict an attribute for new data. </text:p>
      <text:p text:style-name="Text_20_body"/>
      <text:p text:style-name="Text_20_body">On the other hand, unsupervised ML is used to find patterns within data that are without a specified target variable [24]. </text:p>
      <text:p text:style-name="Text_20_body"/>
      <text:p text:style-name="Text_20_body">Supervised ML, which is also called classification, is characterized by the use of a labelled dataset. Classification is defined by the creation of a model by the training the labelled dataset. The created model is then used to predict the label of a certain dataset with an unknown label. </text:p>
      <text:p text:style-name="Text_20_body"/>
      <text:p text:style-name="Text_20_body">We distinguish three families of datasetss as follows [1]: </text:p>
      <text:list text:style-name="L4">
        <text:list-item>
          <text:p text:style-name="P5">Synthetic: Created to fulfill special requirements in re lation with real data circumstances. </text:p>
        </text:list-item>
        <text:list-item>
          <text:p text:style-name="P5">Benchmark: Generated on a simulated environment along with network devices. </text:p>
        </text:list-item>
        <text:list-item>
          <text:p text:style-name="P5">Real life: Prepared by collecting network traffic during a certain period of time. </text:p>
        </text:list-item>
      </text:list>
      <text:p text:style-name="Text_20_body"/>
      <text:p text:style-name="Text_20_body">The identification and detection of covert channels are distinct. The identification aims to determine a shared resource that could be utilized as covert carrier. However, the detection examines the event flow in order to reveal a covert channel in operation. </text:p>
      <text:p text:style-name="Text_20_body"/>
      <text:p text:style-name="Text_20_body">To minimize any negative impact on performance, the detection mechanism should be implemented before the elimination one. </text:p>
      <text:p text:style-name="Text_20_body"/>
      <text:p text:style-name="Text_20_body">There are mainly three strategies to detect network covert channels: signature-based, anomaly-based and specification-based [19]. </text:p>
      <text:p text:style-name="Text_20_body"/>
      <text:p text:style-name="Text_20_body"><text:soft-page-break/>The signature-based detection requi sites the creation of a baseline of signatures that need regular maintenance and update </text:p>
      <text:p text:style-name="Text_20_body"/>
      <text:p text:style-name="Text_20_body">The anomaly-based detection approach identifies any deviation from the normal traffic. Lastly, the specification based approach intends to match the predefined specifications of a protocol to verify any misuse or attacks </text:p>
      <text:p text:style-name="Text_20_body"/>
      <text:p text:style-name="Text_20_body">There are three types of Intrusion Detection System (IDS) using ML: single, hybrid and ensemble </text:p>
      <text:p text:style-name="Text_20_body"/>
      <text:p text:style-name="Text_20_body">When an IDS uses an individual ML algorithm it is called single, hybrid IDS uses several algorithms. However, ensemble IDS refers employs a combination of several weak ML algorithms [27]. </text:p>
      <text:p text:style-name="Text_20_body"/>
      <text:p text:style-name="Text_20_body">Various ML algorithms have been proposed in covert chan nels related literature </text:p>
      <text:p text:style-name="Text_20_body"/>
      <text:p text:style-name="Text_20_body">Some enhanced ML techniques include the Intelligent Heuristic Algorithm based on Naive Bayes classifiers to detect covert in IPv6 [41]. Salih et al. [22] improved the detection rate and reached an accuracy of 94% by using enhanced decision trees </text:p>
      <text:p text:style-name="Text_20_body"/>
      <text:p text:style-name="Text_20_body">The main inconvenience of the supervised method is that it requires labelled information for efficient learning. Additionally, it can hardly deal with the relationship between consecutive variations of learning inputs without additional prepossessing. </text:p>
      <text:p text:style-name="Text_20_body"/>
      <text:p text:style-name="Text_20_body">There is a considerable number of works that have used Support Vector Machine (SVM) to classify network anomalies </text:p>
      <text:p text:style-name="Text_20_body"/>
      <text:p text:style-name="Text_20_body">Compared with other ML algorithms, SVM has faster processing and is capable of processing both supervised and unsupervised learning </text:p>
      <text:p text:style-name="Text_20_body"/>
      <text:p text:style-name="Text_20_body">SVM was used in a passive warden to detect TCP anomalies within TCP ISN and IP ID [25] or IPv4 network anomaly detection [29], [8]. </text:p>
      <text:p text:style-name="Text_20_body"/>
      <text:p text:style-name="Text_20_body">SVM could be used to classify patterns based on statistical learning techniques for the regression and the categorization [23], [4] </text:p>
      <text:p text:style-name="Text_20_body"/>
      <text:p text:style-name="Text_20_body"><text:soft-page-break/>On the other hand, it has been demonstrated that k-NN is one of the simplest ML algorithms [31]. Firstly, it classifies the entire dataset into training and testing data points. Secondly, it evaluates the distance from all training points to the testing points. The point that has the lowest distance is named nearest neighbor. </text:p>
      <text:p text:style-name="Text_20_body"/>
      <text:p text:style-name="Text_20_body">Tsai et al. [34] suggested a hybrid method based on a triangle area using the k-NNs approach to detect attacks. suggested a hybrid method based on a triangle area using the k-NNs approach to detect attacks. They extract the number of center clusters where each cluster center constitutes one specific type of attack. Then, the triangle area is calculated by two clusters chosen randomly and one data point from the dataset. Finally, the constituted triangle symbolizes one new feature for measuring similar attacks. </text:p>
      <text:p text:style-name="Text_20_body"/>
      <text:p text:style-name="Text_20_body">This k-NN classifier is used based on the feature of triangle areas to detect intrusions. Most studies on the detection of storage covert channels were tested with a single popular tool with captured traffic or with a personalized developed tool for the purpose of research work </text:p>
      <text:p text:style-name="Text_20_body"/>
      <text:p text:style-name="Text_20_body">The authors of this paper propose a detection concept that uses ML with 3 different algorithms, which are not based on own particular developed techniques but on popular tools instead. </text:p>
      <text:p text:style-name="Text_20_body"/>
      <text:p text:style-name="Text_20_body">III. DETECTION APPROACH</text:p>
      <text:p text:style-name="Text_20_body">The proposed approach is based on three steps: </text:p>
      <text:list text:style-name="L5">
        <text:list-item>
          <text:p text:style-name="P6">gener ating the datasetss containing network traffic, </text:p>
        </text:list-item>
        <text:list-item>
          <text:p text:style-name="P6">training and feature extraction, <text:s/></text:p>
        </text:list-item>
        <text:list-item>
          <text:p text:style-name="P6">testing the models with different tools. </text:p>
        </text:list-item>
      </text:list>
      <text:p text:style-name="Text_20_body"/>
      <text:p text:style-name="Text_20_body">A. Generating the datasets </text:p>
      <text:p text:style-name="Text_20_body">In order to train the ML algorithms, datasets were created of a mixture of real life and benchmark network packets [1] </text:p>
      <text:p text:style-name="Text_20_body"/>
      <text:p text:style-name="Text_20_body">For the benchmark dataset we have collected a set of tools as listed on Tab. II and covert traffic was produced. Then, PCAP files were labelled according to the type of pattern the covert packets belonged to. </text:p>
      <text:p text:style-name="Text_20_body"/>
      <text:p text:style-name="Text_20_body">Wendzel et al. introduced a pattern-based classification of covert channels. 109 covert channels were categorized into 11 distinct patterns based on their similarities [28]. </text:p>
      <text:p text:style-name="Text_20_body"/>
      <text:p text:style-name="Text_20_body"><text:soft-page-break/>To train the ML models, large labelled datasets (supervised) that represent each type of pattern were used </text:p>
      <text:p text:style-name="Text_20_body"/>
      <text:p text:style-name="Text_20_body">As shown in Tab. I, this research work focuses only on the following patterns: </text:p>
      <text:p text:style-name="Text_20_body"/>
      <text:p text:style-name="Text_20_body">Labels are saved in a CSV file, so that each packet of the PCAP file is numbered and labelled accordingly. </text:p>
      <text:p text:style-name="Text_20_body"/>
      <text:p text:style-name="Text_20_body">TABLE I </text:p>
      <text:p text:style-name="Text_20_body">TABLE II </text:p>
      <text:p text:style-name="Text_20_body"/>
      <text:p text:style-name="Text_20_body">B. Training and features extraction </text:p>
      <text:p text:style-name="Text_20_body">As we use supervised ML, our training process requires a pair of files (PCAP and CSV) and uses the Pcap2scikit class from scikit-learn (Python ML library) </text:p>
      <text:p text:style-name="Text_20_body"/>
      <text:p text:style-name="Text_20_body">Each time the model is to be trained, the script checks the previous training model and adds it to the new data. If there is no previous data, then the model is newly created (Fig. 1). At the same time, features are extracted from each packet </text:p>
      <text:p text:style-name="Text_20_body"/>
      <text:p text:style-name="Text_20_body">The features are extracted when preprocessing the packet data </text:p>
      <text:p text:style-name="Text_20_body"/>
      <text:p text:style-name="Text_20_body">Both ML algorithms (k-NN and SVM) have a similar training process. </text:p>
      <text:p text:style-name="Text_20_body"/>
      <text:p text:style-name="Text_20_body"><text:span text:style-name="T1">T</text:span>hey are stored in a file. The cross-validation is executed using utility methods provided by SKLEARN. </text:p>
      <text:p text:style-name="Text_20_body"/>
      <text:p text:style-name="Text_20_body">C. Testing </text:p>
      <text:p text:style-name="Text_20_body">ML models are also called classifiers, and aim at learning by corresponding the classes with the inputs [38]. Classifiers are widely used to detect general network anomalies and also covert channels. By generating knowledge based on using the normal packets, the classifiers treat any activities that differ from the normal packet attribute as covert. </text:p>
      <text:p text:style-name="Text_20_body"/>
      <text:p text:style-name="Text_20_body">novel covert channel techniques can be detected with minimum effort (as they also deviate from normal packets). </text:p>
      <text:p text:style-name="Text_20_body"/>
      <text:p text:style-name="Text_20_body"><text:soft-page-break/>Selecting the appropriate classifier is a challenging task and generally based on the accuracy of the prediction. </text:p>
      <text:p text:style-name="Text_20_body"/>
      <text:p text:style-name="Text_20_body">In this paper only supervised ML algorithms were used (k-NN, SVM and DNN) for the following reasons: </text:p>
      <text:list text:style-name="L6">
        <text:list-item>
          <text:p text:style-name="P7">k-NN is characterized to be one of the most straightfor ward instance-based learning algorithms [32]. </text:p>
        </text:list-item>
        <text:list-item>
          <text:p text:style-name="P7">SVM belongs to the newest supervised machine tech niques, it is pertinent with large number of features and it is very useful in insolvency analysis (when data are non regular) [37]. </text:p>
        </text:list-item>
        <text:list-item>
          <text:p text:style-name="P7">DNN is capable of learning features automatically at any level of abstraction by mapping the input and the output directly from data with a negligible human-crafted feature [39], [40]. </text:p>
        </text:list-item>
      </text:list>
      <text:p text:style-name="Text_20_body"/>
      <text:p text:style-name="Text_20_body">An output file is then produced which contains metrics values such as the number of packets and the prediction rate (whether a packet is normal or covert), as well as the classification of a certain covert packet into covert channel patterns. </text:p>
      <text:p text:style-name="Text_20_body"/>
      <text:p text:style-name="Text_20_body">To train the ML models we used large labelled datasets (supervised) that represent each type of pattern Tab.II. </text:p>
      <text:p text:style-name="Text_20_body"/>
      <text:p text:style-name="Text_20_body">The following 20 features are extracted from preprocessing the packet data: </text:p>
      <text:p text:style-name="Text_20_body">TABLE III </text:p>
      <text:p text:style-name="Text_20_body"/>
      <text:p text:style-name="Text_20_body">D. Metrics </text:p>
      <text:p text:style-name="Text_20_body">The ML model is first evaluated using the 3-fold cross validation via the cross val score function in scikit-learns tool. </text:p>
      <text:p text:style-name="Text_20_body"/>
      <text:p text:style-name="Text_20_body">E. Model fitting and persistence </text:p>
      <text:p text:style-name="Text_20_body">When the model is full with data, then it is stored to the models directory. The scores from cross-validation and the label encoder are also added </text:p>
      <text:p text:style-name="Text_20_body"/>
      <text:p text:style-name="Text_20_body">The original input PCAP and CSV files are saved to the model’s directory. The model must be saved to a disk to be reloaded and used for the testing (prediction). The training data is saved to be combined with additional training data in the future. </text:p>
      <text:p text:style-name="Text_20_body"/>
      <text:p text:style-name="Text_20_body"/>
      <text:p text:style-name="Text_20_body"><text:soft-page-break/>IV. EXPERIMENTS</text:p>
      <text:p text:style-name="Text_20_body">A. Experimental setup </text:p>
      <text:list text:style-name="L7">
        <text:list-item>
          <text:p text:style-name="P8">The dataset: The covert dataset was created us ing ten popular tools and the normal dataset from http://mawi.wide.ad.jp. Afterwards, they were classified into four patterns. Network packets were generated with each tool and were systematically labelled as belonging to one of four patterns as described in Tab. I. The distribution of normal and covert network packets (dataset) for the classification of training and testing is summarized in Tabs. IV. </text:p>
        </text:list-item>
        <text:list-item>
          <text:p text:style-name="P8"><text:s/>Evaluation methodology: To measure the performance of the NCC’s, the confusion matrix Tab. X, the accuracy, false positive, detection and precision Tab. XI were calculated using the following metrics: False Negative, True Negative, False Positive, True Positive </text:p>
        </text:list-item>
      </text:list>
      <text:p text:style-name="P9"/>
      <text:p text:style-name="P9">B. Experimental results </text:p>
      <text:list text:style-name="L8">
        <text:list-item>
          <text:p text:style-name="P10">SVM: The classification results of the NCC using SVM with the degree 2 of the five patterns. </text:p>
        </text:list-item>
        <text:list-item>
          <text:p text:style-name="P10">k-NN: After having tested many values of k, k=4 was identified as being the best value. </text:p>
        </text:list-item>
        <text:list-item>
          <text:p text:style-name="P10">DNN: The detection rate is high (92%) with a precision of 85%, the accuracy rate is 67% and false positive 4%. </text:p>
        </text:list-item>
      </text:list>
      <text:p text:style-name="P9"/>
      <text:p text:style-name="P9">V. DISCUSSION </text:p>
      <text:p text:style-name="Text_20_body">This section provides a comparison between the different classifiers based on their metrics performance: </text:p>
      <text:list text:style-name="L9">
        <text:list-item>
          <text:p text:style-name="P11">accuracy, </text:p>
        </text:list-item>
        <text:list-item>
          <text:p text:style-name="P11">detection rate, </text:p>
        </text:list-item>
        <text:list-item>
          <text:p text:style-name="P11">precision, </text:p>
        </text:list-item>
        <text:list-item>
          <text:p text:style-name="P11">TP, </text:p>
        </text:list-item>
        <text:list-item>
          <text:p text:style-name="P11">TN, </text:p>
        </text:list-item>
        <text:list-item>
          <text:p text:style-name="P11">FP </text:p>
        </text:list-item>
        <text:list-item>
          <text:p text:style-name="P11">FN </text:p>
        </text:list-item>
      </text:list>
      <text:p text:style-name="P9">This comparative provides a basis of evaluation in order to identify the best ML algorithm to detect NCC’s. Tab. X shows the performance of the training dataset. </text:p>
      <text:p text:style-name="Text_20_body"/>
      <text:p text:style-name="Text_20_body">This comparative provides a basis of evaluation in order to identify the best ML algorithm to detect NCC’s. Tab. X shows the performance of the training dataset. </text:p>
      <text:p text:style-name="Text_20_body"/>
      <text:p text:style-name="Text_20_body"/>
      <text:p text:style-name="Text_20_body"><text:soft-page-break/>Tab. IV provides the detection capabilities for the different patterns over the training dataset. </text:p>
      <text:p text:style-name="Text_20_body"/>
      <text:p text:style-name="Text_20_body">The results reveal that k-NN is capable of classifying NCC’s into patterns with high accuracy and precision. </text:p>
      <text:p text:style-name="Text_20_body"/>
      <text:p text:style-name="Text_20_body">On average, compared with DNN and SVM, k-NN provides the best accuracy and precision rates and lowest FP value. DNN has the highest detection and FP rates. </text:p>
      <text:p text:style-name="Text_20_body"/>
      <text:p text:style-name="Text_20_body">The results indicate that k-NN has a significant level of difference with DNN and SVM over both training and testing datasets. Therefore, a reliable conclusion can be drawn that k-NN perform the best to detect and classify NCC by a considerable margin. </text:p>
      <text:p text:style-name="Text_20_body"/>
      <text:p text:style-name="Text_20_body">Our work is limited in different ways. First, the dataset of the study was restricted to some selected NCC tools. Second, we obtained the training data from the tools </text:p>
      <text:p text:style-name="Text_20_body"/>
      <text:p text:style-name="Text_20_body">Third, the work was limited to using 3 machine learning algorithms (i.e. SVM, k-NN, DNN) </text:p>
      <text:p text:style-name="Text_20_body"/>
      <text:p text:style-name="Text_20_body">VI. CONCLUSION </text:p>
      <text:p text:style-name="Text_20_body">The rapid growth of computer networks has driven forward the need to acquire security policy that ensure confidentiality, integrity and availability of information. This has led cyber attackers to find ways to break security policy and infiltrate or exfiltrate information using network covert channel techniques. Detection mechanisms to detect covert channels are based on identifying any deviation of nonstandard or abnormal behavior. </text:p>
      <text:p text:style-name="Text_20_body"/>
      <text:p text:style-name="Text_20_body">The k-NN model demonstrated the highest precision rate at 98% detection of a given covert channel and with a low false positive rate of 1%. DNN has the highest rate of FP and SVM has the lowest precision with testing dataset. </text:p>
      <text:p text:style-name="Text_20_body"/>
      <text:p text:style-name="Text_20_body">future work </text:p>
      <text:list text:style-name="L10">
        <text:list-item>
          <text:p text:style-name="P12">the possibility of additional covert channel patterns to be tested through the detection scheme. </text:p>
        </text:list-item>
        <text:list-item>
          <text:p text:style-name="P12">further investigation with other ML algorithms could be considered </text:p>
        </text:list-item>
      </text:list>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7T18:59:35.309000000</meta:creation-date>
    <dc:date>2025-03-27T20:51:26.168000000</dc:date>
    <meta:editing-duration>PT1H51M49S</meta:editing-duration>
    <meta:editing-cycles>5</meta:editing-cycles>
    <meta:generator>LibreOffice/7.5.7.1$Windows_X86_64 LibreOffice_project/47eb0cf7efbacdee9b19ae25d6752381ede23126</meta:generator>
    <meta:document-statistic meta:table-count="0" meta:image-count="0" meta:object-count="0" meta:page-count="9" meta:paragraph-count="125" meta:word-count="2512" meta:character-count="15877" meta:non-whitespace-character-count="13399"/>
  </office:meta>
</office:document-meta>
</file>